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c1cf" officeooo:paragraph-rsid="001fc1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2:13:42.696894643</meta:creation-date>
    <meta:generator>LibreOffice/6.0.7.3$Linux_X86_64 LibreOffice_project/00m0$Build-3</meta:generator>
    <dc:date>2020-09-22T12:14:07.025675171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